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2</text:p>
          </table:table-cell>
          <table:table-cell table:style-name="ce49" table:number-columns-repeated="3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2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9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2"/>
          <table:table-cell table:style-name="ce43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2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59</text:p>
          </table:table-cell>
          <table:table-cell table:style-name="ce44"/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3" office:value-type="string">
            <office:annotation draw:style-name="gr1" draw:text-style-name="P1" svg:width="2.899cm" svg:height="0.991cm" svg:x="28.306cm" svg:y="10.432cm" draw:caption-point-x="-0.576cm" draw:caption-point-y="1.64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4">24/10/2024</text:date>, <text:time>08:0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48M34S</meta:editing-duration>
    <meta:editing-cycles>1262</meta:editing-cycles>
    <meta:generator>OpenOffice/4.1.15$Win32 OpenOffice.org_project/4115m2$Build-9813</meta:generator>
    <dc:date>2024-10-24T08:04:20.29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